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Calibri" fo:font-weight="bold" style:font-weight-asian="bold" fo:font-size="12pt" style:font-size-asian="12pt" style:font-size-complex="12pt"/>
    </style:style>
    <style:style style:name="P2" style:parent-style-name="Normal" style:family="paragraph">
      <style:text-properties style:font-name-complex="Calibri" style:font-weight-complex="bold"/>
    </style:style>
    <style:style style:name="P3" style:parent-style-name="Normal" style:family="paragraph">
      <style:text-properties style:font-name-complex="Calibri" style:font-weight-complex="bold"/>
    </style:style>
    <style:style style:name="P4" style:parent-style-name="Normal" style:family="paragraph">
      <style:text-properties style:font-name-complex="Calibri" style:font-weight-complex="bold"/>
    </style:style>
    <style:style style:name="P5" style:parent-style-name="Normal" style:family="paragraph">
      <style:text-properties style:font-name-complex="Calibri" style:font-weight-complex="bold"/>
    </style:style>
    <style:style style:name="P6" style:parent-style-name="Normal" style:family="paragraph">
      <style:text-properties style:font-name-complex="Calibri" style:font-weight-complex="bold"/>
    </style:style>
    <style:style style:name="T7" style:parent-style-name="DefaultParagraphFont" style:family="text">
      <style:text-properties style:font-name-complex="Calibri" style:font-weight-complex="bold" fo:font-size="12pt" style:font-size-asian="12pt" style:font-size-complex="12pt"/>
    </style:style>
    <style:style style:name="P8" style:parent-style-name="Normal" style:family="paragraph">
      <style:paragraph-properties fo:break-before="page"/>
    </style:style>
  </office:automatic-styles>
  <office:body>
    <office:text text:use-soft-page-breaks="true">
      <text:p text:style-name="P1">The UI, User and testing</text:p>
      <text:p text:style-name="P2">Our vision for our UI as a group was focus on Simplicity whilst completing the purpose the app was made fore. By simplifying the scope of the app it has affected the UI and made it very easy to moving around<text:s/>the interface. When building this application we had to ask our selves who’s are scope / niche group that would be using this app. We can all fall into the stereotype of saying that people who needs care are elderly or that there not considered “Tech Wizards” and vis versa when talking about younger clients but this were we need to eliminate those stereotypes as it doesn’t help. So by eliminating those thought we decided that the app would be focused on people are in care.<text:s/></text:p>
      <text:p text:style-name="P3">The bases of this project being the Care Tracker App is to provide a protection <text:s/>and care over others and we have tried to implement that through this app by providing data such as , <text:s/>a planner that the client can use to detail there activities for the day , a help button used to signal if the client is in distress and finally a profile page detailing the clients history and telling the carer more about it client.<text:s/></text:p>
      <text:p text:style-name="P4">These bases can also be shared in the eyes off the carer them selves. Their job is to provide care to these clients and also insure their safety . This type of data has been also implemented through this app by having a tracker (this requests the clients permission) that allows you to know where the client is when they are lost or distressed. The carer is allowed to view the clients’ planner and also view the history of their client also.</text:p>
      <text:p text:style-name="P5">The Care Tracker App is aim towards the relationship of the client and carer and these are the main users of the device. A client(“caree”) is as equally important to the career as to the carer to<text:s/>the client. They both work together in order to sustain a healty balance. If you were to say who was to use the app more id say the client more than carer.</text:p>
      <text:p text:style-name="P6">The only way we can determain success in this project is if the functionality that the app is and created for is fulfilled which is creating an environment to boost protection and care.</text:p>
      <text:p text:style-name="Normal"><text:span text:style-name="T7"><text:s/></text:span></text:p>
      <text:p text:style-name="P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line-height="103%"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ara uzoma</meta:initial-creator>
    <dc:creator>amara uzoma</dc:creator>
    <meta:creation-date>2020-11-14T16:41:00Z</meta:creation-date>
    <dc:date>2020-11-14T16:41:00Z</dc:date>
    <meta:print-date>2020-11-13T22:32:00Z</meta:print-date>
    <meta:template xlink:href="Normal.dotm" xlink:type="simple"/>
    <meta:editing-cycles>2</meta:editing-cycles>
    <meta:editing-duration>PT120S</meta:editing-duration>
    <meta:document-statistic meta:page-count="2" meta:paragraph-count="4" meta:word-count="315" meta:character-count="2111" meta:row-count="15" meta:non-whitespace-character-count="1800"/>
  </office:meta>
</office:document-meta>
</file>